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6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69cm"/>
    </style:style>
    <style:style style:name="co4" style:family="table-column">
      <style:table-column-properties fo:break-before="auto" style:column-width="3.709cm"/>
    </style:style>
    <style:style style:name="co5" style:family="table-column">
      <style:table-column-properties fo:break-before="auto" style:column-width="4.4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R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b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e taken for tests</text:p>
          </table:table-cell>
          <table:table-cell table:number-columns-repeated="2"/>
          <table:table-cell office:value-type="string" calcext:value-type="string">
            <text:p>Failed requests</text:p>
          </table:table-cell>
          <table:table-cell table:number-columns-repeated="2"/>
          <table:table-cell office:value-type="string" calcext:value-type="string">
            <text:p>Requests per second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0.137" calcext:value-type="float">
            <text:p>150.137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6.66" calcext:value-type="float">
            <text:p>6.6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3.85" calcext:value-type="float">
            <text:p>153.85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49.825" calcext:value-type="float">
            <text:p>149.825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6.67" calcext:value-type="float">
            <text:p>6.6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49.117" calcext:value-type="float">
            <text:p>149.117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6.71" calcext:value-type="float">
            <text:p>6.7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49.497" calcext:value-type="float">
            <text:p>149.497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6.69" calcext:value-type="float">
            <text:p>6.6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49.209" calcext:value-type="float">
            <text:p>149.209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6.7" calcext:value-type="float">
            <text:p>6.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49.029" calcext:value-type="float">
            <text:p>149.029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6.71" calcext:value-type="float">
            <text:p>6.7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49.029" calcext:value-type="float">
            <text:p>149.029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6.71" calcext:value-type="float">
            <text:p>6.7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49.221" calcext:value-type="float">
            <text:p>149.22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6.7" calcext:value-type="float">
            <text:p>6.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48.493" calcext:value-type="float">
            <text:p>148.493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6.73" calcext:value-type="float">
            <text:p>6.7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 table:formula="of:=ROUND(AVERAGE([.B5:.B14]);2)" office:value-type="float" office:value="149.74" calcext:value-type="float">
            <text:p>149.74</text:p>
          </table:table-cell>
          <table:table-cell table:style-name="ce1" table:number-columns-repeated="2"/>
          <table:table-cell table:style-name="ce1" table:formula="of:=ROUND(AVERAGE([.E5:.E14]);2)" office:value-type="float" office:value="97.4" calcext:value-type="float">
            <text:p>97.4</text:p>
          </table:table-cell>
          <table:table-cell table:style-name="ce1" table:number-columns-repeated="2"/>
          <table:table-cell table:style-name="ce1" table:formula="of:=ROUND(AVERAGE([.H5:.H14]);2)" office:value-type="float" office:value="6.68" calcext:value-type="float">
            <text:p>6.68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1" table:formula="of:=ROUND(STDEV([.B5:.B14]);2)" office:value-type="float" office:value="1.51" calcext:value-type="float">
            <text:p>1.51</text:p>
          </table:table-cell>
          <table:table-cell table:style-name="ce1" table:number-columns-repeated="2"/>
          <table:table-cell table:style-name="ce1" table:formula="of:=ROUND(STDEV([.E5:.E14]);2)" office:value-type="float" office:value="6.83" calcext:value-type="float">
            <text:p>6.83</text:p>
          </table:table-cell>
          <table:table-cell table:style-name="ce1" table:number-columns-repeated="2"/>
          <table:table-cell table:style-name="ce1" table:formula="of:=ROUND(STDEV([.H5:.H14]);2)" office:value-type="float" office:value="0.07" calcext:value-type="float">
            <text:p>0.07</text:p>
          </table:table-cell>
          <table:table-cell table:style-name="ce1" table:number-columns-repeated="1016"/>
        </table:table-row>
      </table:table>
      <table:table table:name="LC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ab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ime taken for tests</text:p>
          </table:table-cell>
          <table:table-cell table:number-columns-repeated="2"/>
          <table:table-cell office:value-type="string" calcext:value-type="string">
            <text:p>Failed requests</text:p>
          </table:table-cell>
          <table:table-cell table:number-columns-repeated="2"/>
          <table:table-cell office:value-type="string" calcext:value-type="string">
            <text:p>Requests per second</text:p>
          </table:table-cell>
          <table:table-cell/>
        </table:table-row>
        <table:table-row table:style-name="ro1">
          <table:table-cell/>
          <table:table-cell office:value-type="float" office:value="147.445" calcext:value-type="float">
            <text:p>147.445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6.78" calcext:value-type="float">
            <text:p>6.78</text:p>
          </table:table-cell>
        </table:table-row>
        <table:table-row table:style-name="ro1">
          <table:table-cell/>
          <table:table-cell office:value-type="float" office:value="147.945" calcext:value-type="float">
            <text:p>147.945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6.76" calcext:value-type="float">
            <text:p>6.76</text:p>
          </table:table-cell>
        </table:table-row>
        <table:table-row table:style-name="ro1">
          <table:table-cell/>
          <table:table-cell office:value-type="float" office:value="148.081" calcext:value-type="float">
            <text:p>148.08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6.75" calcext:value-type="float">
            <text:p>6.75</text:p>
          </table:table-cell>
        </table:table-row>
        <table:table-row table:style-name="ro1">
          <table:table-cell/>
          <table:table-cell office:value-type="float" office:value="147.729" calcext:value-type="float">
            <text:p>147.729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6.77" calcext:value-type="float">
            <text:p>6.77</text:p>
          </table:table-cell>
        </table:table-row>
        <table:table-row table:style-name="ro1">
          <table:table-cell/>
          <table:table-cell office:value-type="float" office:value="148.749" calcext:value-type="float">
            <text:p>148.749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6.72" calcext:value-type="float">
            <text:p>6.72</text:p>
          </table:table-cell>
        </table:table-row>
        <table:table-row table:style-name="ro1">
          <table:table-cell/>
          <table:table-cell office:value-type="float" office:value="147.749" calcext:value-type="float">
            <text:p>147.749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6.77" calcext:value-type="float">
            <text:p>6.77</text:p>
          </table:table-cell>
        </table:table-row>
        <table:table-row table:style-name="ro1">
          <table:table-cell/>
          <table:table-cell office:value-type="float" office:value="148.385" calcext:value-type="float">
            <text:p>148.385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6.74" calcext:value-type="float">
            <text:p>6.74</text:p>
          </table:table-cell>
        </table:table-row>
        <table:table-row table:style-name="ro1">
          <table:table-cell/>
          <table:table-cell office:value-type="float" office:value="149.037" calcext:value-type="float">
            <text:p>149.037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6.71" calcext:value-type="float">
            <text:p>6.71</text:p>
          </table:table-cell>
        </table:table-row>
        <table:table-row table:style-name="ro1">
          <table:table-cell/>
          <table:table-cell office:value-type="float" office:value="148.413" calcext:value-type="float">
            <text:p>148.413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6.74" calcext:value-type="float">
            <text:p>6.74</text:p>
          </table:table-cell>
        </table:table-row>
        <table:table-row table:style-name="ro1">
          <table:table-cell/>
          <table:table-cell office:value-type="float" office:value="148.545" calcext:value-type="float">
            <text:p>148.545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6.73" calcext:value-type="float">
            <text:p>6.7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 table:formula="of:=ROUND(AVERAGE([.B5:.B14]);2)" office:value-type="float" office:value="148.21" calcext:value-type="float">
            <text:p>148.21</text:p>
          </table:table-cell>
          <table:table-cell table:style-name="ce1" table:number-columns-repeated="2"/>
          <table:table-cell table:style-name="ce1" table:formula="of:=ROUND(AVERAGE([.E5:.E14]);2)" office:value-type="float" office:value="96.6" calcext:value-type="float">
            <text:p>96.6</text:p>
          </table:table-cell>
          <table:table-cell table:style-name="ce1" table:number-columns-repeated="2"/>
          <table:table-cell table:style-name="ce1" table:formula="of:=ROUND(AVERAGE([.H5:.H14]);2)" office:value-type="float" office:value="6.75" calcext:value-type="float">
            <text:p>6.75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1" table:formula="of:=ROUND(STDEV([.B5:.B14]);2)" office:value-type="float" office:value="0.5" calcext:value-type="float">
            <text:p>0.5</text:p>
          </table:table-cell>
          <table:table-cell table:style-name="ce1" table:number-columns-repeated="2"/>
          <table:table-cell table:style-name="ce1" table:formula="of:=ROUND(STDEV([.E5:.E14]);2)" office:value-type="float" office:value="7.37" calcext:value-type="float">
            <text:p>7.37</text:p>
          </table:table-cell>
          <table:table-cell table:style-name="ce1" table:number-columns-repeated="2"/>
          <table:table-cell table:style-name="ce1" table:formula="of:=ROUND(STDEV([.H5:.H14]);2)" office:value-type="float" office:value="0.02" calcext:value-type="float">
            <text:p>0.02</text:p>
          </table:table-cell>
        </table:table-row>
      </table:table>
      <table:table table:name="W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ab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ime taken for tests</text:p>
          </table:table-cell>
          <table:table-cell table:number-columns-repeated="2"/>
          <table:table-cell office:value-type="string" calcext:value-type="string">
            <text:p>Failed requests</text:p>
          </table:table-cell>
          <table:table-cell table:number-columns-repeated="2"/>
          <table:table-cell office:value-type="string" calcext:value-type="string">
            <text:p>Requests per second</text:p>
          </table:table-cell>
          <table:table-cell/>
        </table:table-row>
        <table:table-row table:style-name="ro1">
          <table:table-cell/>
          <table:table-cell office:value-type="float" office:value="150.445" calcext:value-type="float">
            <text:p>150.445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6.65" calcext:value-type="float">
            <text:p>6.65</text:p>
          </table:table-cell>
        </table:table-row>
        <table:table-row table:style-name="ro1">
          <table:table-cell/>
          <table:table-cell office:value-type="float" office:value="150.081" calcext:value-type="float">
            <text:p>150.08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6.66" calcext:value-type="float">
            <text:p>6.66</text:p>
          </table:table-cell>
        </table:table-row>
        <table:table-row table:style-name="ro1">
          <table:table-cell/>
          <table:table-cell office:value-type="float" office:value="150.581" calcext:value-type="float">
            <text:p>150.581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6.64" calcext:value-type="float">
            <text:p>6.64</text:p>
          </table:table-cell>
        </table:table-row>
        <table:table-row table:style-name="ro1">
          <table:table-cell/>
          <table:table-cell office:value-type="float" office:value="150.257" calcext:value-type="float">
            <text:p>150.257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6.66" calcext:value-type="float">
            <text:p>6.66</text:p>
          </table:table-cell>
        </table:table-row>
        <table:table-row table:style-name="ro1">
          <table:table-cell/>
          <table:table-cell office:value-type="float" office:value="151.281" calcext:value-type="float">
            <text:p>151.281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6.61" calcext:value-type="float">
            <text:p>6.61</text:p>
          </table:table-cell>
        </table:table-row>
        <table:table-row table:style-name="ro1">
          <table:table-cell/>
          <table:table-cell office:value-type="float" office:value="150.349" calcext:value-type="float">
            <text:p>150.349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6.65" calcext:value-type="float">
            <text:p>6.65</text:p>
          </table:table-cell>
        </table:table-row>
        <table:table-row table:style-name="ro1">
          <table:table-cell/>
          <table:table-cell office:value-type="float" office:value="150.577" calcext:value-type="float">
            <text:p>150.57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6.64" calcext:value-type="float">
            <text:p>6.64</text:p>
          </table:table-cell>
        </table:table-row>
        <table:table-row table:style-name="ro1">
          <table:table-cell/>
          <table:table-cell office:value-type="float" office:value="150.233" calcext:value-type="float">
            <text:p>150.23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6.66" calcext:value-type="float">
            <text:p>6.66</text:p>
          </table:table-cell>
        </table:table-row>
        <table:table-row table:style-name="ro1">
          <table:table-cell/>
          <table:table-cell office:value-type="float" office:value="150.313" calcext:value-type="float">
            <text:p>150.313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6.65" calcext:value-type="float">
            <text:p>6.65</text:p>
          </table:table-cell>
        </table:table-row>
        <table:table-row table:style-name="ro1">
          <table:table-cell/>
          <table:table-cell office:value-type="float" office:value="150.289" calcext:value-type="float">
            <text:p>150.289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6.65" calcext:value-type="float">
            <text:p>6.6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 table:formula="of:=ROUND(AVERAGE([.B5:.B14]);2)" office:value-type="float" office:value="150.44" calcext:value-type="float">
            <text:p>150.44</text:p>
          </table:table-cell>
          <table:table-cell table:style-name="ce1" table:number-columns-repeated="2"/>
          <table:table-cell table:style-name="ce1" table:formula="of:=ROUND(AVERAGE([.E5:.E14]);2)" office:value-type="float" office:value="102" calcext:value-type="float">
            <text:p>102</text:p>
          </table:table-cell>
          <table:table-cell table:style-name="ce1" table:number-columns-repeated="2"/>
          <table:table-cell table:style-name="ce1" table:formula="of:=ROUND(AVERAGE([.H5:.H14]);2)" office:value-type="float" office:value="6.65" calcext:value-type="float">
            <text:p>6.65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1" table:formula="of:=ROUND(STDEV([.B5:.B14]);2)" office:value-type="float" office:value="0.33" calcext:value-type="float">
            <text:p>0.33</text:p>
          </table:table-cell>
          <table:table-cell table:style-name="ce1" table:number-columns-repeated="2"/>
          <table:table-cell table:style-name="ce1" table:formula="of:=ROUND(STDEV([.E5:.E14]);2)" office:value-type="float" office:value="12.3" calcext:value-type="float">
            <text:p>12.3</text:p>
          </table:table-cell>
          <table:table-cell table:style-name="ce1" table:number-columns-repeated="2"/>
          <table:table-cell table:style-name="ce1" table:formula="of:=ROUND(STDEV([.H5:.H14]);2)" office:value-type="float" office:value="0.01" calcext:value-type="float">
            <text:p>0.01</text:p>
          </table:table-cell>
        </table:table-row>
      </table:table>
      <table:table table:name="LC-W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ab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ime taken for tests</text:p>
          </table:table-cell>
          <table:table-cell table:number-columns-repeated="2"/>
          <table:table-cell office:value-type="string" calcext:value-type="string">
            <text:p>Failed requests</text:p>
          </table:table-cell>
          <table:table-cell table:number-columns-repeated="2"/>
          <table:table-cell office:value-type="string" calcext:value-type="string">
            <text:p>Requests per second</text:p>
          </table:table-cell>
          <table:table-cell/>
        </table:table-row>
        <table:table-row table:style-name="ro1">
          <table:table-cell/>
          <table:table-cell office:value-type="float" office:value="146.133" calcext:value-type="float">
            <text:p>146.13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6.84" calcext:value-type="float">
            <text:p>6.84</text:p>
          </table:table-cell>
        </table:table-row>
        <table:table-row table:style-name="ro1">
          <table:table-cell/>
          <table:table-cell office:value-type="float" office:value="146.573" calcext:value-type="float">
            <text:p>146.57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6.82" calcext:value-type="float">
            <text:p>6.82</text:p>
          </table:table-cell>
        </table:table-row>
        <table:table-row table:style-name="ro1">
          <table:table-cell/>
          <table:table-cell office:value-type="float" office:value="146.213" calcext:value-type="float">
            <text:p>146.21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6.84" calcext:value-type="float">
            <text:p>6.84</text:p>
          </table:table-cell>
        </table:table-row>
        <table:table-row table:style-name="ro1">
          <table:table-cell/>
          <table:table-cell office:value-type="float" office:value="145.629" calcext:value-type="float">
            <text:p>145.629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6.87" calcext:value-type="float">
            <text:p>6.87</text:p>
          </table:table-cell>
        </table:table-row>
        <table:table-row table:style-name="ro1">
          <table:table-cell/>
          <table:table-cell office:value-type="float" office:value="145.633" calcext:value-type="float">
            <text:p>145.63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6.87" calcext:value-type="float">
            <text:p>6.87</text:p>
          </table:table-cell>
        </table:table-row>
        <table:table-row table:style-name="ro1">
          <table:table-cell/>
          <table:table-cell office:value-type="float" office:value="145.965" calcext:value-type="float">
            <text:p>145.96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6.85" calcext:value-type="float">
            <text:p>6.85</text:p>
          </table:table-cell>
        </table:table-row>
        <table:table-row table:style-name="ro1">
          <table:table-cell/>
          <table:table-cell office:value-type="float" office:value="146.733" calcext:value-type="float">
            <text:p>146.73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6.82" calcext:value-type="float">
            <text:p>6.82</text:p>
          </table:table-cell>
        </table:table-row>
        <table:table-row table:style-name="ro1">
          <table:table-cell/>
          <table:table-cell office:value-type="float" office:value="145.769" calcext:value-type="float">
            <text:p>145.769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6.86" calcext:value-type="float">
            <text:p>6.86</text:p>
          </table:table-cell>
        </table:table-row>
        <table:table-row table:style-name="ro1">
          <table:table-cell/>
          <table:table-cell office:value-type="float" office:value="145.957" calcext:value-type="float">
            <text:p>145.95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6.85" calcext:value-type="float">
            <text:p>6.85</text:p>
          </table:table-cell>
        </table:table-row>
        <table:table-row table:style-name="ro1">
          <table:table-cell/>
          <table:table-cell office:value-type="float" office:value="147.353" calcext:value-type="float">
            <text:p>147.35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6.79" calcext:value-type="float">
            <text:p>6.7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 table:formula="of:=ROUND(AVERAGE([.B5:.B14]);2)" office:value-type="float" office:value="146.2" calcext:value-type="float">
            <text:p>146.2</text:p>
          </table:table-cell>
          <table:table-cell table:style-name="ce1" table:number-columns-repeated="2"/>
          <table:table-cell table:style-name="ce1" table:formula="of:=ROUND(AVERAGE([.E5:.E14]);2)" office:value-type="float" office:value="55.5" calcext:value-type="float">
            <text:p>55.5</text:p>
          </table:table-cell>
          <table:table-cell table:style-name="ce1" table:number-columns-repeated="2"/>
          <table:table-cell table:style-name="ce1" table:formula="of:=ROUND(AVERAGE([.H5:.H14]);2)" office:value-type="float" office:value="6.84" calcext:value-type="float">
            <text:p>6.84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1" table:formula="of:=ROUND(STDEV([.B5:.B14]);2)" office:value-type="float" office:value="0.55" calcext:value-type="float">
            <text:p>0.55</text:p>
          </table:table-cell>
          <table:table-cell table:style-name="ce1" table:number-columns-repeated="2"/>
          <table:table-cell table:style-name="ce1" table:formula="of:=ROUND(STDEV([.E5:.E14]);2)" office:value-type="float" office:value="7" calcext:value-type="float">
            <text:p>7</text:p>
          </table:table-cell>
          <table:table-cell table:style-name="ce1" table:number-columns-repeated="2"/>
          <table:table-cell table:style-name="ce1" table:formula="of:=ROUND(STDEV([.H5:.H14]);2)" office:value-type="float" office:value="0.03" calcext:value-type="float">
            <text:p>0.03</text:p>
          </table:table-cell>
        </table:table-row>
      </table:table>
      <table:table table:name="Summary" table:style-name="ta1">
        <table:shapes>
          <draw:frame draw:z-index="0" draw:style-name="gr1" draw:text-style-name="P1" svg:width="15.989cm" svg:height="9.005cm" svg:x="13.231cm" svg:y="0.69cm">
            <draw:object draw:notify-on-update-of-ranges="Summary.A4:Summary.A5 Summary.A5:Summary.A8 Summary.B4:Summary.B5 Summary.B5:Summary.B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89cm" svg:height="9.005cm" svg:x="13.316cm" svg:y="10.253cm">
            <draw:object draw:notify-on-update-of-ranges="Summary.A11:Summary.A11 Summary.A12:Summary.A15 Summary.B11:Summary.B11 Summary.B12:Summary.B1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9.796cm" svg:y="10.194cm">
            <draw:object draw:notify-on-update-of-ranges="Summary.A18:Summary.A18 Summary.A19:Summary.A22 Summary.B18:Summary.B18 Summary.B19:Summary.B2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NGINX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Tiempo de pruebas</text:p>
          </table:table-cell>
          <table:table-cell/>
        </table:table-row>
        <table:table-row table:style-name="ro1">
          <table:table-cell office:value-type="string" calcext:value-type="string">
            <text:p>Round-Robin</text:p>
          </table:table-cell>
          <table:table-cell office:value-type="float" office:value="149.74" calcext:value-type="float">
            <text:p>149.74</text:p>
          </table:table-cell>
        </table:table-row>
        <table:table-row table:style-name="ro1">
          <table:table-cell office:value-type="string" calcext:value-type="string">
            <text:p>Least Connections</text:p>
          </table:table-cell>
          <table:table-cell office:value-type="float" office:value="148.21" calcext:value-type="float">
            <text:p>148.21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office:value-type="float" office:value="150.44" calcext:value-type="float">
            <text:p>150.44</text:p>
          </table:table-cell>
        </table:table-row>
        <table:table-row table:style-name="ro1">
          <table:table-cell office:value-type="string" calcext:value-type="string">
            <text:p>Weight+LC</text:p>
          </table:table-cell>
          <table:table-cell office:value-type="float" office:value="146.2" calcext:value-type="float">
            <text:p>146.2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Peticiones fallidas</text:p>
          </table:table-cell>
          <table:table-cell/>
        </table:table-row>
        <table:table-row table:style-name="ro1">
          <table:table-cell office:value-type="string" calcext:value-type="string">
            <text:p>Round-Robin</text:p>
          </table:table-cell>
          <table:table-cell office:value-type="float" office:value="97.4" calcext:value-type="float">
            <text:p>97.4</text:p>
          </table:table-cell>
        </table:table-row>
        <table:table-row table:style-name="ro1">
          <table:table-cell office:value-type="string" calcext:value-type="string">
            <text:p>Least Connections</text:p>
          </table:table-cell>
          <table:table-cell office:value-type="float" office:value="96.6" calcext:value-type="float">
            <text:p>96.6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Weight+LC</text:p>
          </table:table-cell>
          <table:table-cell office:value-type="float" office:value="55.5" calcext:value-type="float">
            <text:p>55.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Peticiones por segundo</text:p>
          </table:table-cell>
          <table:table-cell/>
        </table:table-row>
        <table:table-row table:style-name="ro1">
          <table:table-cell office:value-type="string" calcext:value-type="string">
            <text:p>Round-Robin</text:p>
          </table:table-cell>
          <table:table-cell office:value-type="float" office:value="6.68" calcext:value-type="float">
            <text:p>6.68</text:p>
          </table:table-cell>
        </table:table-row>
        <table:table-row table:style-name="ro1">
          <table:table-cell office:value-type="string" calcext:value-type="string">
            <text:p>Least Connections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office:value-type="float" office:value="6.65" calcext:value-type="float">
            <text:p>6.65</text:p>
          </table:table-cell>
        </table:table-row>
        <table:table-row table:style-name="ro1">
          <table:table-cell office:value-type="string" calcext:value-type="string">
            <text:p>Weight+LC</text:p>
          </table:table-cell>
          <table:table-cell office:value-type="float" office:value="6.84" calcext:value-type="float">
            <text:p>6.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0/00/0000</text:date>, <text:time style:data-style-name="N2" text:time-value="13:02:27.6046113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09:55:35.573203651</meta:creation-date>
    <meta:generator>LibreOffice/4.2.8.2$Linux_X86_64 LibreOffice_project/420m0$Build-2</meta:generator>
    <dc:date>2015-06-01T14:10:54.552081177</dc:date>
    <meta:editing-duration>PT2H42M27S</meta:editing-duration>
    <meta:editing-cycles>18</meta:editing-cycles>
    <meta:document-statistic meta:table-count="5" meta:cell-count="19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bar" chart:style-name="ch1">
        <chart:title svg:x="5.464cm" svg:y="0.316cm" chart:style-name="ch2">
          <text:p>Tiempo de prueba (seg)</text:p>
        </chart:title>
        <chart:plot-area chart:style-name="ch3" table:cell-range-address="Summary.A4:Summary.B8" chart:data-source-has-labels="both" svg:x="0.319cm" svg:y="1.301cm" svg:width="15.352cm" svg:height="6.544cm">
          <chartooo:coordinate-region svg:x="3.428cm" svg:y="1.301cm" svg:width="11.963cm" svg:height="5.897cm"/>
          <chart:axis chart:dimension="x" chart:name="primary-x" chart:style-name="ch4" chartooo:axis-type="auto">
            <chartooo:date-scale/>
            <chart:categories table:cell-range-address="Summary.A5:Summary.A8"/>
          </chart:axis>
          <chart:axis chart:dimension="y" chart:name="primary-y" chart:style-name="ch5">
            <chart:title svg:x="7.567cm" svg:y="8.025cm" chart:style-name="ch6">
              <text:p>n=10</text:p>
            </chart:title>
            <chart:grid chart:style-name="ch7" chart:class="major"/>
          </chart:axis>
          <chart:series chart:style-name="ch8" chart:values-cell-range-address="Summary.B5:Summary.B8" chart:label-cell-address="Summary.B4:Summary.B5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ummary.B4:Summary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und-Robin</text:p>
                <draw:g>
                  <svg:desc>Summary.A5:Summary.A8</svg:desc>
                </draw:g>
              </table:table-cell>
              <table:table-cell office:value-type="float" office:value="149.74">
                <text:p>149.74</text:p>
                <draw:g>
                  <svg:desc>Summary.B5:Summary.B8</svg:desc>
                </draw:g>
              </table:table-cell>
            </table:table-row>
            <table:table-row>
              <table:table-cell office:value-type="string">
                <text:p>Least Connections</text:p>
              </table:table-cell>
              <table:table-cell office:value-type="float" office:value="148.21">
                <text:p>148.21</text:p>
              </table:table-cell>
            </table:table-row>
            <table:table-row>
              <table:table-cell office:value-type="string">
                <text:p>Weight</text:p>
              </table:table-cell>
              <table:table-cell office:value-type="float" office:value="150.44">
                <text:p>150.44</text:p>
              </table:table-cell>
            </table:table-row>
            <table:table-row>
              <table:table-cell office:value-type="string">
                <text:p>Weight+LC</text:p>
              </table:table-cell>
              <table:table-cell office:value-type="float" office:value="146.2">
                <text:p>14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bar" chart:style-name="ch1">
        <chart:title svg:x="6.06cm" svg:y="0.316cm" chart:style-name="ch2">
          <text:p>Peticiones fallidas</text:p>
        </chart:title>
        <chart:plot-area chart:style-name="ch3" table:cell-range-address="Summary.A11:Summary.B15" chart:data-source-has-labels="both" svg:x="0.319cm" svg:y="1.301cm" svg:width="15.352cm" svg:height="6.544cm">
          <chartooo:coordinate-region svg:x="3.428cm" svg:y="1.301cm" svg:width="11.964cm" svg:height="5.897cm"/>
          <chart:axis chart:dimension="x" chart:name="primary-x" chart:style-name="ch4" chartooo:axis-type="auto">
            <chartooo:date-scale/>
            <chart:categories table:cell-range-address="Summary.A12:Summary.A15"/>
          </chart:axis>
          <chart:axis chart:dimension="y" chart:name="primary-y" chart:style-name="ch5">
            <chart:title svg:x="6.76cm" svg:y="8.025cm" chart:style-name="ch6">
              <text:p>Menos es mejor</text:p>
            </chart:title>
            <chart:grid chart:style-name="ch7" chart:class="major"/>
          </chart:axis>
          <chart:series chart:style-name="ch8" chart:values-cell-range-address="Summary.B12:Summary.B15" chart:label-cell-address="Summary.B11:Summary.B1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ummary.B11:Summary.B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und-Robin</text:p>
                <draw:g>
                  <svg:desc>Summary.A12:Summary.A15</svg:desc>
                </draw:g>
              </table:table-cell>
              <table:table-cell office:value-type="float" office:value="97.4">
                <text:p>97.4</text:p>
                <draw:g>
                  <svg:desc>Summary.B12:Summary.B15</svg:desc>
                </draw:g>
              </table:table-cell>
            </table:table-row>
            <table:table-row>
              <table:table-cell office:value-type="string">
                <text:p>Least Connections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Weight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Weight+LC</text:p>
              </table:table-cell>
              <table:table-cell office:value-type="float" office:value="55.5">
                <text:p>55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56cm" svg:y="0.316cm" chart:style-name="ch2">
          <text:p>Peticiones por segundo</text:p>
        </chart:title>
        <chart:plot-area chart:style-name="ch3" table:cell-range-address="Summary.A18:Summary.B22" chart:data-source-has-labels="both" svg:x="0.32cm" svg:y="1.301cm" svg:width="15.36cm" svg:height="6.538cm">
          <chartooo:coordinate-region svg:x="3.43cm" svg:y="1.301cm" svg:width="12.011cm" svg:height="5.891cm"/>
          <chart:axis chart:dimension="x" chart:name="primary-x" chart:style-name="ch4" chartooo:axis-type="auto">
            <chartooo:date-scale/>
            <chart:categories table:cell-range-address="Summary.A19:Summary.A22"/>
          </chart:axis>
          <chart:axis chart:dimension="y" chart:name="primary-y" chart:style-name="ch5">
            <chart:title svg:x="6.845cm" svg:y="8.019cm" chart:style-name="ch6">
              <text:p>(Más es mejor)</text:p>
            </chart:title>
            <chart:grid chart:style-name="ch7" chart:class="major"/>
          </chart:axis>
          <chart:series chart:style-name="ch8" chart:values-cell-range-address="Summary.B19:Summary.B22" chart:label-cell-address="Summary.B18:Summary.B18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ummary.B18:Summary.B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und-Robin</text:p>
                <draw:g>
                  <svg:desc>Summary.A19:Summary.A22</svg:desc>
                </draw:g>
              </table:table-cell>
              <table:table-cell office:value-type="float" office:value="6.68">
                <text:p>6.68</text:p>
                <draw:g>
                  <svg:desc>Summary.B19:Summary.B22</svg:desc>
                </draw:g>
              </table:table-cell>
            </table:table-row>
            <table:table-row>
              <table:table-cell office:value-type="string">
                <text:p>Least Connections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Weight</text:p>
              </table:table-cell>
              <table:table-cell office:value-type="float" office:value="6.65">
                <text:p>6.65</text:p>
              </table:table-cell>
            </table:table-row>
            <table:table-row>
              <table:table-cell office:value-type="string">
                <text:p>Weight+LC</text:p>
              </table:table-cell>
              <table:table-cell office:value-type="float" office:value="6.84">
                <text:p>6.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